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dash" draw:stroke-dash="Dashed_20__28_var_29_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8.671cm" fo:min-width="8.013cm" fo:padding-top="0.15cm" fo:padding-bottom="0.15cm" fo:padding-left="0.275cm" fo:padding-right="0.275cm"/>
    </style:style>
    <style:style style:name="gr3" style:family="graphic" style:parent-style-name="Misc_20_A">
      <style:graphic-properties draw:textarea-horizontal-align="justify" draw:textarea-vertical-align="middle" draw:auto-grow-height="false" fo:min-height="1.27cm" fo:min-width="6.985cm"/>
    </style:style>
    <style:style style:name="gr4" style:family="graphic" style:parent-style-name="Misc_20_B">
      <style:graphic-properties draw:textarea-horizontal-align="justify" draw:textarea-vertical-align="middle" draw:auto-grow-height="false" fo:min-height="1.27cm" fo:min-width="9.57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7" style:family="graphic" style:parent-style-name="Web_20_API">
      <style:graphic-properties draw:textarea-horizontal-align="justify" draw:textarea-vertical-align="middle" draw:auto-grow-height="false" fo:min-height="2.032cm" fo:min-width="7.484cm"/>
    </style:style>
    <style:style style:name="gr8" style:family="graphic" style:parent-style-name="Web_20_API">
      <style:graphic-properties draw:textarea-horizontal-align="justify" draw:textarea-vertical-align="middle" draw:auto-grow-height="false" fo:min-height="3.835cm" fo:min-width="7.4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764cm"/>
    </style:style>
    <style:style style:name="gr10" style:family="graphic" style:parent-style-name="AuthN_20__28_small_29_">
      <style:graphic-properties draw:textarea-horizontal-align="justify" draw:textarea-vertical-align="middle" draw:auto-grow-height="false" fo:min-height="1.443cm" fo:min-width="7.2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385cm" fo:min-width="0.1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87cm"/>
    </style:style>
    <style:style style:name="gr15" style:family="graphic" style:parent-style-name="Web_20_API">
      <style:graphic-properties draw:textarea-horizontal-align="justify" draw:textarea-vertical-align="middle" draw:auto-grow-height="false" fo:min-height="1.27cm" fo:min-width="7.4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17" style:family="graphic" style:parent-style-name="AuthZ">
      <style:graphic-properties draw:textarea-horizontal-align="justify" draw:textarea-vertical-align="middle" draw:auto-grow-height="false" fo:min-height="1.126cm" fo:min-width="6.972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5.8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Liberation Serif" fo:font-size="18pt" fo:font-weight="bold" style:font-size-asian="18pt" style:font-size-complex="18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ffffff"/>
      <style:text-properties fo:font-weight="bold" style:font-weight-asian="bold" style:font-weight-complex="bold"/>
    </style:style>
    <style:style style:name="T1" style:family="text">
      <style:text-properties style:font-name="Liberation Serif" fo:font-size="18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51cm" svg:y1="3.821cm" svg:x2="18.51cm" svg:y2="15.251cm">
          <text:p/>
        </draw:line>
        <draw:custom-shape draw:style-name="gr2" draw:text-style-name="P2" draw:layer="layout" svg:width="8.563cm" svg:height="8.971cm" svg:x="14.154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985cm" svg:height="1.27cm" svg:x="4.097cm" svg:y="2.251cm">
          <text:p text:style-name="P3">Clien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51cm" svg:y1="3.821cm" svg:x2="7.51cm" svg:y2="15.251cm">
          <text:p/>
        </draw:line>
        <draw:custom-shape draw:style-name="gr4" draw:text-style-name="P3" draw:layer="layout" svg:width="9.579cm" svg:height="1.27cm" svg:x="13.773cm" svg:y="2.152cm">
          <text:p text:style-name="P3">Spring Web Applica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477cm" svg:y1="7.107cm" svg:x2="14.208cm" svg:y2="7.107cm">
          <text:p/>
        </draw:line>
        <draw:frame draw:style-name="gr6" draw:text-style-name="P4" draw:layer="layout" svg:width="4.054cm" svg:height="0.962cm" svg:x="9.226cm" svg:y="6.108cm">
          <draw:text-box>
            <text:p>GET /private</text:p>
          </draw:text-box>
        </draw:frame>
        <draw:custom-shape draw:style-name="gr7" draw:text-style-name="P3" draw:layer="layout" svg:width="7.484cm" svg:height="2.032cm" svg:x="14.788cm" svg:y="6.007cm">
          <text:p text:style-name="P3">FilterSecurity<text:line-break/>Intercepto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7.484cm" svg:height="3.835cm" svg:x="14.784cm" svg:y="8.5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6.348cm" svg:height="1.657cm" svg:x="15.426cm" svg:y="8.547cm">
          <draw:text-box>
            <text:p text:style-name="P3"><text:span text:style-name="T1">ExceptionTranslation</text:span><text:span text:style-name="T1"><text:line-break/></text:span><text:span text:style-name="T1">Filter</text:span></text:p>
          </draw:text-box>
        </draw:frame>
        <draw:custom-shape draw:style-name="gr10" draw:text-style-name="P3" draw:layer="layout" svg:width="7.263cm" svg:height="1.443cm" svg:x="14.919cm" svg:y="10.433cm">
          <text:p text:style-name="P3">LoginUrl<text:line-break/>AuthenticationEntryPoin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2.72cm" svg:y1="7.115cm" svg:x2="28.384cm" svg:y2="7.115cm">
          <text:p/>
        </draw:line>
        <draw:line draw:style-name="gr1" draw:text-style-name="P1" draw:layer="layout" svg:x1="28.37cm" svg:y1="7.115cm" svg:x2="28.37cm" svg:y2="9.477cm">
          <text:p/>
        </draw:line>
        <draw:line draw:style-name="gr5" draw:text-style-name="P1" draw:layer="layout" svg:x1="28.384cm" svg:y1="9.506cm" svg:x2="22.72cm" svg:y2="9.455cm">
          <text:p/>
        </draw:line>
        <draw:line draw:style-name="gr5" draw:text-style-name="P1" draw:layer="layout" svg:x1="14.462cm" svg:y1="11.163cm" svg:x2="7.477cm" svg:y2="11.171cm">
          <text:p/>
        </draw:line>
        <draw:frame draw:style-name="gr11" draw:text-style-name="P4" draw:layer="layout" svg:width="4.761cm" svg:height="0.962cm" svg:x="9.226cm" svg:y="10.172cm">
          <draw:text-box>
            <text:p>Location: /login</text:p>
          </draw:text-box>
        </draw:frame>
        <draw:custom-shape draw:style-name="gr12" draw:text-style-name="P6" draw:layer="layout" svg:width="0.635cm" svg:height="0.635cm" svg:x="8.413cm" svg:y="6.235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635cm" svg:height="0.635cm" svg:x="23.336cm" svg:y="7.985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635cm" svg:height="0.635cm" svg:x="8.404cm" svg:y="10.36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604cm" svg:y1="12.915cm" svg:x2="14.208cm" svg:y2="12.915cm">
          <text:p/>
        </draw:line>
        <draw:frame draw:style-name="gr14" draw:text-style-name="P4" draw:layer="layout" svg:width="3.487cm" svg:height="0.962cm" svg:x="9.23cm" svg:y="11.874cm">
          <draw:text-box>
            <text:p>GET /login</text:p>
          </draw:text-box>
        </draw:frame>
        <draw:custom-shape draw:style-name="gr12" draw:text-style-name="P6" draw:layer="layout" svg:width="0.635cm" svg:height="0.635cm" svg:x="8.413cm" svg:y="11.95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7.483cm" svg:height="1.27cm" svg:x="14.82cm" svg:y="12.789cm">
          <text:p text:style-name="P3">LoginControll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208cm" svg:y1="14.059cm" svg:x2="7.477cm" svg:y2="14.059cm">
          <text:p/>
        </draw:line>
        <draw:frame draw:style-name="gr16" draw:text-style-name="P4" draw:layer="layout" svg:width="3.211cm" svg:height="0.962cm" svg:x="9.229cm" svg:y="13.174cm">
          <draw:text-box>
            <text:p>login.html</text:p>
          </draw:text-box>
        </draw:frame>
        <draw:custom-shape draw:style-name="gr12" draw:text-style-name="P6" draw:layer="layout" svg:width="0.635cm" svg:height="0.635cm" svg:x="8.413cm" svg:y="13.246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7.62cm" svg:height="1.524cm" svg:x="24.487cm" svg:y="7.504cm">
          <text:p text:style-name="P3">AccessDeniedExce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7" draw:layer="layout" svg:width="6.323cm" svg:height="0.962cm" svg:x="13.87cm" svg:y="4.529cm">
          <draw:text-box>
            <text:p><text:span text:style-name="T2">SecurityFilterCha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4:46:41.429128941</meta:creation-date>
    <meta:editing-duration>PT53M19S</meta:editing-duration>
    <meta:editing-cycles>6</meta:editing-cycles>
    <meta:generator>LibreOffice/6.0.7.3$Linux_X86_64 LibreOffice_project/00m0$Build-3</meta:generator>
    <dc:date>2020-02-28T11:22:48.577191168</dc:date>
    <meta:document-statistic meta:object-count="28"/>
    <meta:template xlink:type="simple" xlink:actuate="onRequest" xlink:title="palette" xlink:href="../../../../../../../../../../../../../Templates/Spring/palette.otg" meta:date="2020-02-27T14:46:41.018535132"/>
  </office:meta>
</office:document-meta>
</file>